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514cm"/>
    </style:style>
    <style:style style:name="Tabella4.B" style:family="table-column">
      <style:table-column-properties style:column-width="9.733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text-properties style:font-name="Times New Roman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8pt" fo:font-style="italic" fo:font-weight="normal" fo:background-color="#ffff99" style:font-size-asian="8pt" style:font-style-asian="italic" style:font-weight-asian="normal" style:font-size-complex="8pt" style:font-weight-complex="normal"/>
    </style:style>
    <style:style style:name="P14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1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9" style:family="paragraph" style:parent-style-name="Normale">
      <style:text-properties style:font-name="Times New Roman" fo:font-size="10.5pt" style:font-size-asian="10.5pt" style:font-size-complex="10.5pt"/>
    </style:style>
    <style:style style:name="P20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9pt" fo:font-weight="normal" style:font-size-asian="9pt" style:font-weight-asian="normal" style:font-size-complex="9pt"/>
    </style:style>
    <style:style style:name="P21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9pt" style:font-size-asian="9pt" style:font-size-complex="9pt"/>
    </style:style>
    <style:style style:name="P22" style:family="paragraph" style:parent-style-name="Text_20_body_20_indent">
      <style:paragraph-properties fo:margin-left="0.635cm" fo:margin-right="0cm" fo:text-indent="0cm" style:auto-text-indent="false"/>
      <style:text-properties style:font-name="Times New Roman" fo:font-size="9pt" style:font-size-asian="9pt" style:font-size-complex="9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fo:background-color="#00ff00" style:font-size-asian="10.5pt" style:font-size-complex="10.5pt"/>
    </style:style>
    <style:style style:name="P2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P26" style:family="paragraph" style:parent-style-name="Text_20_body_20_indent">
      <style:text-properties style:font-name="Times New Roman" fo:font-size="9pt" fo:font-weight="normal" style:font-size-asian="9pt" style:font-weight-asian="normal" style:font-size-complex="9pt"/>
    </style:style>
    <style:style style:name="P27" style:family="paragraph" style:parent-style-name="Rientro_20_corpo_20_del_20_testo_20_2">
      <style:text-properties fo:color="#000000" style:font-name="Arial" fo:font-size="11pt" fo:background-color="#ffff00" style:font-size-asian="11pt" style:font-size-complex="11pt"/>
    </style:style>
    <style:style style:name="P28" style:family="paragraph" style:parent-style-name="Normale">
      <style:text-properties style:font-name="Arial" fo:font-size="11pt" style:font-size-asian="11pt" style:font-size-complex="11pt"/>
    </style:style>
    <style:style style:name="P29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1" style:family="paragraph" style:parent-style-name="Normale">
      <style:text-properties style:font-name="Arial" fo:font-size="11pt" fo:background-color="#ff9999" style:font-size-asian="11pt" style:font-size-complex="11pt"/>
    </style:style>
    <style:style style:name="P32" style:family="paragraph" style:parent-style-name="Normale">
      <style:paragraph-properties fo:text-align="end" style:justify-single-word="false"/>
      <style:text-properties style:font-name="Arial" fo:font-size="11pt" fo:background-color="#ff9999" style:font-size-asian="11pt" style:font-size-complex="11pt"/>
    </style:style>
    <style:style style:name="P33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rial" fo:font-size="11pt" fo:font-weight="bold" fo:background-color="#ff9999" style:font-size-asian="11pt" style:font-weight-asian="bold" style:font-size-complex="11pt"/>
    </style:style>
    <style:style style:name="P3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#ff9999" style:font-size-asian="11pt" style:font-weight-asian="bold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37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ff99" style:font-size-asian="11pt" style:font-size-complex="11pt"/>
    </style:style>
    <style:style style:name="P42" style:family="paragraph" style:parent-style-name="Standard">
      <style:text-properties style:font-name="Arial" fo:font-size="11pt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4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6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  <style:text-properties style:font-name="Arial" fo:font-size="11pt" fo:background-color="#ffcc00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background-color="#ccff00" style:font-size-asian="11pt" style:font-size-complex="11pt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5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53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54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background-color="#ffcc00" style:font-size-asian="11pt" style:font-size-complex="11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ff99" style:font-size-asian="11pt" style:font-size-complex="11pt"/>
    </style:style>
    <style:style style:name="P6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61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ff9999" style:font-size-asian="11pt" style:font-size-complex="11pt"/>
    </style:style>
    <style:style style:name="P6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0000" style:font-name="Arial" fo:font-size="11pt" fo:background-color="#ccff00" style:font-size-asian="11pt" style:font-size-complex="11pt"/>
    </style:style>
    <style:style style:name="P6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Arial" fo:font-size="11pt" fo:background-color="#ff9999" style:font-size-asian="11pt" style:font-size-complex="11pt"/>
    </style:style>
    <style:style style:name="P6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6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66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style:font-name="Arial" fo:font-size="11pt" style:font-size-asian="11pt" style:font-size-complex="11pt"/>
    </style:style>
    <style:style style:name="P67" style:family="paragraph" style:parent-style-name="Standard">
      <style:paragraph-properties fo:margin-left="0.635cm" fo:margin-right="0cm" fo:text-align="justify" style:justify-single-word="false" fo:text-indent="0.614cm" style:auto-text-indent="false"/>
      <style:text-properties style:font-name="Arial"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ccff00" style:font-weight-asian="bold"/>
    </style:style>
    <style:style style:name="T3" style:family="text">
      <style:text-properties fo:font-style="italic" fo:font-weight="normal" style:font-style-asian="italic" style:font-weight-asian="normal" style:font-style-complex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text-underline-style="none" fo:font-weight="normal" fo:background-color="#ffcc00" style:font-style-asian="italic" style:font-weight-asian="normal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weight-complex="normal"/>
    </style:style>
    <style:style style:name="T7" style:family="text">
      <style:text-properties fo:font-weight="normal" style:font-weight-asian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.5pt" style:font-size-asian="10.5pt" style:font-size-complex="10.5pt"/>
    </style:style>
    <style:style style:name="T10" style:family="text"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style:font-name="Times New Roman" fo:font-size="10.5pt" fo:background-color="transparent" style:font-size-asian="10.5pt" style:font-size-complex="10.5pt"/>
    </style:style>
    <style:style style:name="T12" style:family="text">
      <style:text-properties style:font-name="Times New Roman" fo:font-size="10.5pt" fo:font-weight="normal" fo:background-color="transparent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4" style:family="text">
      <style:text-properties style:font-name="Times New Roman" fo:font-size="10.5pt" fo:background-color="#ffff00" style:font-size-asian="10.5pt" style:font-size-complex="10.5pt"/>
    </style:style>
    <style:style style:name="T15" style:family="text">
      <style:text-properties style:font-name="Times New Roman" fo:background-color="#ff9999"/>
    </style:style>
    <style:style style:name="T16" style:family="text">
      <style:text-properties style:font-name="Times New Roman" fo:font-weight="bold" style:font-weight-asian="bold"/>
    </style:style>
    <style:style style:name="T17" style:family="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T18" style:family="text">
      <style:text-properties style:font-name="Times New Roman" fo:font-style="italic" style:text-underline-style="none" fo:font-weight="normal" style:font-style-asian="italic" style:font-weight-asian="normal" style:font-weight-complex="normal"/>
    </style:style>
    <style:style style:name="T19" style:family="text">
      <style:text-properties fo:background-color="#ccff00"/>
    </style:style>
    <style:style style:name="T20" style:family="text">
      <style:text-properties fo:background-color="#ffff99"/>
    </style:style>
    <style:style style:name="T21" style:family="text">
      <style:text-properties fo:background-color="transparent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fo:background-color="#ffcc00" style:font-weight-asian="normal" style:font-weight-complex="normal"/>
    </style:style>
    <style:style style:name="T24" style:family="text">
      <style:text-properties fo:font-size="10.5pt" style:font-size-asian="10.5pt" style:font-size-complex="10.5pt"/>
    </style:style>
    <style:style style:name="T25" style:family="text">
      <style:text-properties fo:font-size="10.5pt" fo:font-weight="bold" fo:background-color="#ffcc00" style:font-size-asian="10.5pt" style:font-weight-asian="bold" style:font-size-complex="10.5pt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fo:background-color="#ffcc00" style:font-size-asian="10.5pt" style:font-size-complex="10.5pt"/>
    </style:style>
    <style:style style:name="T28" style:family="text">
      <style:text-properties fo:font-size="10.5pt" fo:background-color="#ffff00" style:font-size-asian="10.5pt" style:font-size-complex="10.5pt"/>
    </style:style>
    <style:style style:name="T29" style:family="text">
      <style:text-properties fo:font-size="10.5pt" fo:background-color="transparent" style:font-size-asian="10.5pt" style:font-size-complex="10.5pt"/>
    </style:style>
    <style:style style:name="T30" style:family="text">
      <style:text-properties fo:font-size="10.5pt" fo:font-weight="normal" fo:background-color="transparent" style:font-size-asian="10.5pt" style:font-weight-asian="normal" style:font-size-complex="10.5pt" style:font-weight-complex="normal"/>
    </style:style>
    <style:style style:name="T31" style:family="text">
      <style:text-properties fo:font-style="normal" style:text-underline-style="none" fo:font-weight="normal" fo:background-color="#ffcc00" style:font-style-asian="normal" style:font-weight-asian="normal" style:font-style-complex="normal" style:font-weight-complex="normal"/>
    </style:style>
    <style:style style:name="T32" style:family="text"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T33" style:family="text">
      <style:text-properties style:font-name="Arial"/>
    </style:style>
    <style:style style:name="T34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35" style:family="text">
      <style:text-properties style:font-name="Arial" fo:font-size="10.5pt" fo:font-weight="bold" fo:background-color="#ffcc00" style:font-size-asian="10.5pt" style:font-weight-asian="bold" style:font-size-complex="10.5pt"/>
    </style:style>
    <style:style style:name="T36" style:family="text">
      <style:text-properties style:font-name="Arial" fo:font-size="10.5pt" style:font-size-asian="10.5pt" style:font-size-complex="10.5pt"/>
    </style:style>
    <style:style style:name="T37" style:family="text">
      <style:text-properties style:font-name="Arial" fo:font-size="10.5pt" fo:background-color="#ffff00" style:font-size-asian="10.5pt" style:font-size-complex="10.5pt"/>
    </style:style>
    <style:style style:name="T38" style:family="text">
      <style:text-properties style:font-name="Arial" fo:font-size="10.5pt" fo:background-color="transparent" style:font-size-asian="10.5pt" style:font-size-complex="10.5pt"/>
    </style:style>
    <style:style style:name="T39" style:family="text"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40" style:family="text"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41" style:family="text">
      <style:text-properties style:font-name="Arial" fo:font-size="10.5pt" fo:background-color="#ffcc00" style:font-size-asian="10.5pt" style:font-size-complex="10.5pt"/>
    </style:style>
    <style:style style:name="T42" style:family="text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43" style:family="text">
      <style:text-properties style:font-name="Arial" fo:font-weight="bold" style:font-weight-asian="bold" style:font-weight-complex="bold"/>
    </style:style>
    <style:style style:name="T44" style:family="text">
      <style:text-properties style:font-name="Arial" fo:font-weight="bold" fo:background-color="#ffcc00" style:font-weight-asian="bold"/>
    </style:style>
    <style:style style:name="T45" style:family="text">
      <style:text-properties style:font-name="Arial" fo:background-color="#ffff00"/>
    </style:style>
    <style:style style:name="T46" style:family="text">
      <style:text-properties style:font-name="Arial" fo:background-color="transparent"/>
    </style:style>
    <style:style style:name="T47" style:family="text">
      <style:text-properties style:font-name="Arial" fo:font-weight="normal" fo:background-color="transparent" style:font-weight-asian="normal" style:font-weight-complex="normal"/>
    </style:style>
    <style:style style:name="T4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9" style:family="text">
      <style:text-properties style:font-name="Arial" fo:font-size="11pt" fo:font-weight="bold" fo:background-color="#ffcc00" style:font-size-asian="11pt" style:font-weight-asian="bold" style:font-size-complex="11pt"/>
    </style:style>
    <style:style style:name="T50" style:family="text">
      <style:text-properties style:font-name="Arial" fo:font-size="11pt" style:font-size-asian="11pt" style:font-size-complex="11pt"/>
    </style:style>
    <style:style style:name="T51" style:family="text">
      <style:text-properties style:font-name="Arial" fo:font-size="11pt" fo:background-color="#ffff00" style:font-size-asian="11pt" style:font-size-complex="11pt"/>
    </style:style>
    <style:style style:name="T52" style:family="text">
      <style:text-properties style:font-name="Arial" fo:font-size="11pt" fo:background-color="transparent" style:font-size-asian="11pt" style:font-size-complex="11pt"/>
    </style:style>
    <style:style style:name="T53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54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Arial" fo:font-size="11pt" fo:font-style="normal" style:text-underline-style="none" fo:font-weight="normal" fo:background-color="#ffcc00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57" style:family="text">
      <style:text-properties style:font-name="Arial" fo:font-size="11pt" style:text-underline-style="none" fo:font-weight="normal" fo:background-color="#ffcc00" style:font-size-asian="11pt" style:font-weight-asian="normal" style:font-size-complex="11pt" style:font-weight-complex="normal"/>
    </style:style>
    <style:style style:name="T58" style:family="text">
      <style:text-properties style:font-name="Arial" fo:font-size="11pt" fo:font-style="italic" style:text-underline-style="none" fo:font-weight="normal" fo:background-color="#ffcc00" style:font-size-asian="11pt" style:font-style-asian="italic" style:font-weight-asian="normal" style:font-size-complex="11pt" style:font-weight-complex="normal"/>
    </style:style>
    <style:style style:name="T59" style:family="text">
      <style:text-properties style:font-name="Arial" fo:font-size="11pt" fo:background-color="#ffcc00" style:font-size-asian="11pt" style:font-size-complex="11pt"/>
    </style:style>
    <style:style style:name="T60" style:family="text">
      <style:text-properties style:font-name="Arial" style:text-underline-style="none" fo:font-weight="normal" style:font-weight-asian="normal" style:font-weight-complex="normal"/>
    </style:style>
    <style:style style:name="T61" style:family="text">
      <style:text-properties style:font-name="Arial" style:text-underline-style="none" fo:font-weight="normal" fo:background-color="#ffcc00" style:font-weight-asian="normal" style:font-weight-complex="normal"/>
    </style:style>
    <style:style style:name="T62" style:family="text">
      <style:text-properties style:font-name="Arial" fo:font-style="normal" style:text-underline-style="none" fo:font-weight="normal" fo:background-color="#ffcc00" style:font-style-asian="normal" style:font-weight-asian="normal" style:font-style-complex="normal" style:font-weight-complex="normal"/>
    </style:style>
    <style:style style:name="T63" style:family="text">
      <style:text-properties style:font-name="Arial" fo:font-style="italic" style:text-underline-style="none" fo:font-weight="normal" fo:background-color="#ffcc00" style:font-style-asian="italic" style:font-weight-asian="normal" style:font-weight-complex="normal"/>
    </style:style>
    <style:style style:name="T64" style:family="text">
      <style:text-properties style:font-name="Arial" fo:background-color="#ffcc00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fo:font-weight="bold" style:font-size-asian="11pt" style:font-weight-asian="bold" style:font-size-complex="11pt" style:font-weight-complex="bold"/>
    </style:style>
    <style:style style:name="T67" style:family="text">
      <style:text-properties fo:font-size="11pt" fo:background-color="#ffff00" style:font-size-asian="11pt" style:font-size-complex="11pt"/>
    </style:style>
    <style:style style:name="T68" style:family="text">
      <style:text-properties fo:font-size="11pt" fo:background-color="transparent" style:font-size-asian="11pt" style:font-size-complex="11pt"/>
    </style:style>
    <style:style style:name="T69" style:family="text"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T70" style:family="text">
      <style:text-properties fo:background-color="#ff9999"/>
    </style:style>
    <style:style style:name="T71" style:family="text"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T72" style:family="text"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T73" style:family="text">
      <style:text-properties fo:background-color="#ffff00"/>
    </style:style>
    <style:style style:name="T74" style:family="text">
      <style:text-properties fo:font-size="9pt" style:text-underline-style="none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3"/>
          </table:table-cell>
          <table:table-cell table:style-name="Tabella1.A1" office:value-type="string">
            <text:p text:style-name="P54">RACCOMANDATA A.R al richiedente</text:p>
            <text:p text:style-name="P52">inviata a mezzo pec al tecnico</text:p>
            <text:p text:style-name="P53">oppure</text:p>
            <text:p text:style-name="P55"><text:span text:style-name="Car._20_predefinito_20_paragrafo"><text:span text:style-name="T74">inviata a mezzo pec al tecnico </text:span></text:span></text:p>
            <text:p text:style-name="P52">incaricato anche in qualità di </text:p>
            <text:p text:style-name="P52">soggetto delegato dal richiedente</text:p>
          </table:table-cell>
        </table:table-row>
        <table:table-row>
          <table:table-cell table:style-name="Tabella1.A1" office:value-type="string">
            <text:p text:style-name="P33">Protocollo n. _____________</text:p>
          </table:table-cell>
          <table:table-cell table:style-name="Tabella1.A1" office:value-type="string">
            <text:p text:style-name="P33">Savona, _____________</text:p>
          </table:table-cell>
        </table:table-row>
      </table:table>
      <text:p text:style-name="P9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8">Rif. </text:span></text:span><text:span text:style-name="Car._20_predefinito_20_paragrafo"><text:span text:style-name="T50">pratica <text:s/>[numero] - </text:span></text:span><text:span text:style-name="Car._20_predefinito_20_paragrafo"><text:span text:style-name="T51">sigla</text:span></text:span></text:p>
            <text:p text:style-name="Normale"><text:span text:style-name="Car._20_predefinito_20_paragrafo"><text:span text:style-name="T50"/></text:span></text:p>
            <text:p text:style-name="Normale"><text:span text:style-name="Car._20_predefinito_20_paragrafo"><text:span text:style-name="T52">classifica 06-03</text:span></text:span></text:p>
            <text:p text:style-name="Normale"><text:span text:style-name="Car._20_predefinito_20_paragrafo"><text:span text:style-name="T53">fascicolo: [anno_fascicolo] /[fascicolo].[sub_fascicolo]</text:span></text:span>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Al Sig. [richiedenti.nominativo;block=tbs:row;]</text:p>
            <text:p text:style-name="P30">[richiedenti.indirizzo]</text:p>
            <text:p text:style-name="P30">[richiedenti.cap] [richiedenti.comune] ([richiedenti.prov])</text:p>
            <text:p text:style-name="P30">in qualità di [richiedenti.titolo]</text:p>
            <text:p text:style-name="P30">della [richiedenti.ragsoc]</text:p>
            <text:p text:style-name="P30">[richiedenti.sede]</text:p>
            <text:p text:style-name="P30">[richiedenti.capd] [richiedenti.comuned] ([richiedenti.provd])</text:p>
            <text:p text:style-name="P37">[richiedenti.pec]</text:p>
            <text:p text:style-name="P30"/>
          </table:table-cell>
        </table:table-row>
        <table:table-row>
          <table:table-cell table:style-name="Tabella6.A1" office:value-type="string">
            <text:p text:style-name="P28">Allegati: //</text:p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[progettisti.nominativo;block=tbs:row;]</text:p>
            <text:p text:style-name="P30">[progettisti.indirizzo]</text:p>
            <text:p text:style-name="P18"><text:span text:style-name="Car._20_predefinito_20_paragrafo"><text:span text:style-name="T33">[progettisti.cap] [progettisti.comune] ([progettisti.prov])</text:span></text:span></text:p>
            <text:p text:style-name="P18"><text:span text:style-name="Car._20_predefinito_20_paragrafo"><text:span text:style-name="T33">[progettisti.pec]</text:span></text:span></text:p>
            <text:p text:style-name="P18"><text:span text:style-name="Car._20_predefinito_20_paragrafo"><text:span text:style-name="T50"/></text:span></text:p>
          </table:table-cell>
        </table:table-row>
        <table:table-row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E p.c</text:p>
          </table:table-cell>
          <table:table-cell table:style-name="Tabella6.A1" office:value-type="string">
            <text:p text:style-name="P34">All’Agenzia delle Entrate <text:s/></text:p>
            <text:p text:style-name="P34">Direzione Provinciale di Savona</text:p>
            <text:p text:style-name="P34">Ufficio Provinciale - Territorio</text:p>
            <text:p text:style-name="P35">dp.savona@pce.agenziaentrate.it </text:p>
            <text:p text:style-name="P35"/>
            <text:p text:style-name="P35">da eliminare a seconda delle richieste</text:p>
            <text:p text:style-name="P35"/>
            <text:p text:style-name="P35"/>
          </table:table-cell>
        </table:table-row>
      </table:table>
      <text:p text:style-name="P1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36">Oggetto:</text:p>
          </table:table-cell>
          <table:table-cell table:style-name="Tabella3.A1" office:value-type="string">
            <text:p text:style-name="P38">[tipo_pratica] presentata ai sensi della L.R. n. 16/08 in data [data_presentazione] e recepita agli atti al prot. n° [protocollo] del [data_protocollo] relativa alla [oggetto] presso [ubicazione]. - Comunicazione di fine lavori - richiesta di documentazione integrativa </text:p>
          </table:table-cell>
        </table:table-row>
      </table:table>
      <text:p text:style-name="P23"/>
      <text:p text:style-name="P14"><text:tab/><text:tab/></text:p>
      <text:p text:style-name="P14"><text:span text:style-name="T21"><text:tab/></text:span><text:span text:style-name="T50">In riferimento alla </text:span><text:span text:style-name="T54">[tipo_pratica]</text:span><text:span text:style-name="T50"> indicata in oggetto e in riscontro alla comunicazione di fine lavori datata………, pervenuta il …………. e protocollata il ………… con il n. …………si comunica che: </text:span></text:p>
      <text:p text:style-name="P41"/>
      <text:p text:style-name="P41">In caso di scia o cila </text:p>
      <text:p text:style-name="P44"/>
      <text:p text:style-name="P41">ai sensi dell’art. 18, comma 5 del Regolamento Edilizio, è necessario che <text:span text:style-name="T4">l’interessato unitamente </text:span><text:soft-page-break/><text:span text:style-name="T4">alla comunicazione di ultimazione dei lavori, <text:s/>alleghi, il certificato finale redatto da professionista abilitato attestante la conformità dell'opera al progetto presentato </text:span><text:span text:style-name="T6">alle norme di sicurezza, igienico – sanitarie e di risparmio energetico unitamente al</text:span><text:span text:style-name="T4">la ricevuta dell'avvenuta presentazione della variazione catastale conseguente alle opere realizzate, o una dichiarazione che le stesse non hanno comportato modifica del classamento, nonché tutta la documentazione prevista dalle norme vigenti relativamente al caso in specie.</text:span></text:p>
      <text:p text:style-name="P44"><text:tab/><text:tab/><text:span text:style-name="T20">Si precisa che nel caso in cui si attesti che le opere non hanno comportato modificazioni del classamento, occorre fare esplicito riferimento a quanto contenuto nella circolare 1/2006 dell’Agenzia del Territorio.</text:span></text:p>
      <text:p text:style-name="P41"><text:tab/><text:tab/>La documentazione richiesta dovrà essere prodotta entro e non oltre 30 giorni dal ricevimento della presente.</text:p>
      <text:p text:style-name="P59">Trascorso tale termine, in assenza della presentazione di quanto richiesto, verrà erogata la sanzione amministrativa prevista dall'art. 92 del Regolamento Edilizio per la violazione delle norme regolamentari.</text:p>
      <text:p text:style-name="P56"/>
      <text:p text:style-name="P57">X le dia</text:p>
      <text:p text:style-name="P10"><text:span text:style-name="T56"><text:tab/></text:span><text:span text:style-name="T57">In riferimento alla denuncia di inizio attività indicata in oggetto e in riscontro alla comunicazione di fine lavori datata………, pervenuta il …………. e protocollata il ………… con il n. …………si comunica che è necessario trasmettere </text:span><text:span text:style-name="Car._20_predefinito_20_paragrafo"><text:span text:style-name="T55">il certificato di collaudo finale redatto ai sensi e con i contenuti di cui all'art. 26 della L.R. 16/08 vigente all'epoca della presentazione della pratica edilizia, così come previsto dalle disposizioni transitorie di cui all'art. 47, comma 2 della L.R. 15/17 che ha modificato la L.R. 16/08.</text:span></text:span></text:p>
      <text:p text:style-name="P10"><text:span text:style-name="Car._20_predefinito_20_paragrafo"><text:span text:style-name="T55"><text:tab/>Pertanto il progettista <text:s/>dovrà attestare: “</text:span></text:span><text:span text:style-name="T58">la conformità dell’opera al progetto presentato nonché la rispondenza dell’intervento alle norme di sicurezza,igienico - sanitarie, di risparmio energetico previste dalla normativa vigente e già oggetto della attestazione contenuta nella relazione allegata alla DIA.”</text:span></text:p>
      <text:p text:style-name="P43"><text:span text:style-name="T5"><text:tab/></text:span><text:span text:style-name="T31">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 </text:span></text:p>
      <text:p text:style-name="P24"><text:span text:style-name="Car._20_predefinito_20_paragrafo"><text:span text:style-name="T55"/></text:span></text:p>
      <text:p text:style-name="P24"><text:span text:style-name="Car._20_predefinito_20_paragrafo"><text:span text:style-name="T55">si richiede che </text:span></text:span></text:p>
      <text:p text:style-name="P40"/>
      <text:p text:style-name="P40"/>
      <text:p text:style-name="P40"/>
      <text:p text:style-name="P14"><text:span text:style-name="T59"><text:tab/><text:tab/>Il tecnico al fine di verificare variazioni influenti o meno sul classamento e la rendita catastale dovrà fare riferimento all’allegato B della circolare n. 1/2006 dell’Agenzia del Territorio reperibile sul sito internet <text:s/></text:span><text:a xlink:type="simple" xlink:href="http://www.agenziaterritorio.it/documentazione/normativa/istruzioniecircolari" text:style-name="Internet_20_link" text:visited-style-name="Visited_20_Internet_20_Link"><text:span text:style-name="Internet_20_link"><text:span text:style-name="T49">www.agenziaterritorio.it/documentazione/normativa/istruzioniecircolari</text:span></text:span></text:a><text:span text:style-name="T49">.</text:span></text:p>
      <text:p text:style-name="P46"><text:span text:style-name="T1"><text:tab/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46"><text:tab/><text:tab/>La documentazione richiesta dovrà essere prodotta entro e non oltre 30 giorni dal ricevimento della presente.</text:p>
      <text:p text:style-name="P60">Trascorso tale termine, in assenza della presentazione di quanto richiesto, <text:s/>verrà erogata la sanzione di <text:span text:style-name="T1">€ 1.033,00</text:span>, come previsto dalla norma di legge soprarichiamata.</text:p>
      <text:p text:style-name="P56"/>
      <text:p text:style-name="P56">Quando dichiarano che non occorre la variazione catastale …...... </text:p>
      <text:p text:style-name="P56"><text:span text:style-name="T70"><text:tab/></text:span><text:span text:style-name="T70">si comunica che, diversamente da quanto dichiarato nel certificato di collaudo finale allegato alla comunicazione di fine lavori, l'intervento realizzato risulta influente sul classamento e </text:span><text:soft-page-break/><text:span text:style-name="T70">sulla rendita catastale come specificato nell'allegato B della circolare n. 1/2006 dell’Agenzia del Territorio e pertanto necessita di variazione catastale.</text:span></text:p>
      <text:p text:style-name="P63">Pertanto è necessario provvedere a tale adempimento e a trasmettere entro e non oltre 15 giorni dal ricevimento della presente, copia della rricevuta dell'avvenuta variazione catastale e della planimetria depositata.</text:p>
      <text:p text:style-name="P61">Trascorso tale termine, in assenza della presentazione di quanto richiesto, verrà erogata la sanzione di <text:span text:style-name="T1">€ 1.033,00</text:span>, come previsto dalla norma di legge sopra richiamata.</text:p>
      <text:p text:style-name="P56"/>
      <text:p text:style-name="P56">X gli ascensori </text:p>
      <text:p text:style-name="P56">…..... <text:span text:style-name="T19">si comunica che </text:span><text:span text:style-name="T2">l’Agenzia del Territorio, Ufficio Provinciale di Savona ora Agenzia dele Entrate </text:span><text:span text:style-name="T19">con nota datata 9.10.2006 prot. n. 10954-10967 ha precisato che in caso di installazione di ascensore condominiale è necessario che l’amministratore o il proprietario presentino in catasto una variazione mediante il solo elaborato planimetrico ove venga riportato fra le unità “bene comune non censibile” il vano ascensore. <text:s/>Sulla scorta di tale documentazione l’ufficio del Territorio provvederà a riesaminare tutte le pratiche relative alle unità immobiliari urbane ubicate nell’edificio per valutare le variazioni di categoria e/o classe eventualmente da apportare.</text:span></text:p>
      <text:p text:style-name="P47"><text:tab/>A tal fine si richiede di produrre la variazione catastale, secondo le modalità sopraevidenziate, <text:s/>entro e non oltre 30 giorni dal ricevimento della presente.</text:p>
      <text:p text:style-name="P62">Trascorso tale termine, in assenza della presentazione di quanto richiesto, <text:s/>verrà erogata la sanzione di <text:span text:style-name="T1">€ 1.033,00</text:span>, come previsto dalla norma di legge soprarichiamata.</text:p>
      <text:p text:style-name="P27"/>
      <text:p text:style-name="P27"/>
      <text:p text:style-name="P27"/>
      <text:p text:style-name="P27">Si richiede inoltre di produrre le certificazioni di conformità di cui al DM 37/08 e relativi allegati obbligatori in merito agli impianti realizzati o modificati.</text:p>
      <text:p text:style-name="P64"/>
      <text:p text:style-name="P67">Distinti saluti.</text:p>
      <text:p text:style-name="P6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45"/>
          </table:table-cell>
          <table:table-cell table:style-name="Tabella4.A1" office:value-type="string">
            <text:p text:style-name="P39">Il responsabile del Servizio Edilizia Privata</text:p>
            <text:p text:style-name="P39">[responsabile_procedimento] </text:p>
            <text:p text:style-name="P39"/>
          </table:table-cell>
        </table:table-row>
        <table:table-row table:style-name="Tabella4.1">
          <table:table-cell table:style-name="Tabella4.A1" office:value-type="string">
            <text:p text:style-name="P66"/>
          </table:table-cell>
          <table:table-cell table:style-name="Tabella4.A1" office:value-type="string">
            <text:p text:style-name="P65">Il Dirigente</text:p>
            <text:p text:style-name="P65">Arch. Giovanna Macario</text:p>
          </table:table-cell>
        </table:table-row>
      </table:table>
      <text:p text:style-name="P42"/>
      <text:p text:style-name="P51">REFERENTI PER LA PRATICA:</text:p>
      <text:p text:style-name="P51">Istruttore della pratica: <text:span text:style-name="T22">[istruttore_tecnico]</text:span> <text:span text:style-name="T73">(0198310)</text:span></text:p>
      <text:p text:style-name="P51">Responsabile del Servizio Edilizia Privata<text:span text:style-name="T20"> Arch. ….....</text:span></text:p>
      <text:p text:style-name="P58"><text:span text:style-name="T20">Responsabile dell'U.O. Edilizia certificata Arch. Caterina Cur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Standard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color="#00ff00" fo:font-size="12pt" style:font-size-asian="12pt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3cm" style:rel-column-width="16686*"/>
    </style:style>
    <style:style style:name="Tabella2.B" style:family="table-column">
      <style:table-column-properties style:column-width="4.112cm" style:rel-column-width="15843*"/>
    </style:style>
    <style:style style:name="Tabella2.C" style:family="table-column">
      <style:table-column-properties style:column-width="3.681cm" style:rel-column-width="14184*"/>
    </style:style>
    <style:style style:name="Tabella2.D" style:family="table-column">
      <style:table-column-properties style:column-width="4.884cm" style:rel-column-width="18822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9-07-11T18:02:08.72</dc:date>
    <meta:print-date>2013-02-20T09:35:00</meta:print-date>
    <meta:editing-cycles>37</meta:editing-cycles>
    <meta:editing-duration>PT3H11M36S</meta:editing-duration>
    <meta:generator>OpenOffice/4.1.0$Win32 OpenOffice.org_project/410m18$Build-9764</meta:generator>
    <meta:document-statistic meta:table-count="5" meta:image-count="1" meta:object-count="0" meta:page-count="3" meta:paragraph-count="79" meta:word-count="976" meta:character-count="7381"/>
  </office:meta>
</office:document-meta>
</file>